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8e740671525f8c0bd4f13b47e8118656" style:family="table-column">
      <style:table-column-properties fo:break-before="auto" style:use-optimal-column-width="false" style:column-width="6cm"/>
    </style:style>
    <style:style style:name="odsStyleTableColumn-c66c8e9efe7c0c8455c6ecf4967d0262" style:family="table-column">
      <style:table-column-properties fo:break-before="auto" style:use-optimal-column-width="false" style:column-width="5cm"/>
    </style:style>
    <style:style style:name="odsStyleTableColumn-67b577fd18c411a3dde71edec5f782b0" style:family="table-column">
      <style:table-column-properties fo:break-before="auto" style:use-optimal-column-width="false" style:column-width="3cm"/>
    </style:style>
    <style:style style:name="odsStyleTableCell-b99ef92808223f6521699802338aa8c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9b53f3c980ecb500b159c660a4b0b5a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39350b2756c05326c69cd7389df1eb45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640939bc6573fa8c4e63b9e024cf2a1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36522cdc93f632cb22d3176e5fa9b43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4aeda3504768249b4a12e54017a5abde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8e740671525f8c0bd4f13b47e8118656" table:default-cell-style-name="Default"/>
        <table:table-column table:style-name="odsStyleTableColumn-c66c8e9efe7c0c8455c6ecf4967d0262" table:default-cell-style-name="Default"/>
        <table:table-column table:style-name="odsStyleTableColumn-67b577fd18c411a3dde71edec5f782b0" table:default-cell-style-name="Default"/>
        <table:table-column table:style-name="odsStyleTableColumn-67b577fd18c411a3dde71edec5f782b0" table:default-cell-style-name="Default"/>
        <table:table-column table:style-name="odsStyleTableColumn-67b577fd18c411a3dde71edec5f782b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b99ef92808223f6521699802338aa8c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9b53f3c980ecb500b159c660a4b0b5a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9b53f3c980ecb500b159c660a4b0b5a" table:number-columns-spanned="5" table:number-rows-spanned="1" office:value-type="string">
            <text:p>TABLA No. 21-24</text:p>
          </table:table-cell>
          <table:covered-table-cell table:number-columns-repeated="4"/>
        </table:table-row>
        <table:table-row table:style-name="ro1">
          <table:table-cell table:style-name="odsStyleTableCell-c9b53f3c980ecb500b159c660a4b0b5a" table:number-columns-spanned="5" table:number-rows-spanned="1" office:value-type="string">
            <text:p>TABLA DE COTIZACIONES DEL 31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9b53f3c980ecb500b159c660a4b0b5a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39350b2756c05326c69cd7389df1eb45" office:value-type="string">
            <text:p>PAIS</text:p>
          </table:table-cell>
          <table:table-cell table:style-name="odsStyleTableCell-39350b2756c05326c69cd7389df1eb45" office:value-type="string">
            <text:p>UNIDAD MONETARIA</text:p>
          </table:table-cell>
          <table:table-cell table:style-name="odsStyleTableCell-39350b2756c05326c69cd7389df1eb45" office:value-type="string">
            <text:p>MONEDA</text:p>
          </table:table-cell>
          <table:table-cell table:style-name="odsStyleTableCell-39350b2756c05326c69cd7389df1eb45" office:value-type="string">
            <text:p>TIPO DE CAMBIO EN Bs POR UNIDAD DE MONEDA EXTRANJERA</text:p>
          </table:table-cell>
          <table:table-cell table:style-name="odsStyleTableCell-39350b2756c05326c69cd7389df1eb45" office:value-type="string">
            <text:p>TIPO DE CAMBIO EN M.E.</text:p>
          </table:table-cell>
        </table:table-row>
        <table:table-row table:style-name="ro1">
          <table:table-cell table:style-name="odsStyleTableCell-640939bc6573fa8c4e63b9e024cf2a1d" office:value-type="string">
            <text:p>ESTADOS UNIDOS</text:p>
          </table:table-cell>
          <table:table-cell table:style-name="odsStyleTableCell-640939bc6573fa8c4e63b9e024cf2a1d" office:value-type="string">
            <text:p>DOLAR VENTA</text:p>
          </table:table-cell>
          <table:table-cell table:style-name="odsStyleTableCell-640939bc6573fa8c4e63b9e024cf2a1d" office:value-type="string">
            <text:p>USD.VENTA</text:p>
          </table:table-cell>
          <table:table-cell table:style-name="odsStyleTableCell-936522cdc93f632cb22d3176e5fa9b43" office:value-type="string">
            <text:p>6.96000</text:p>
          </table:table-cell>
          <table:table-cell table:style-name="odsStyleTableCell-936522cdc93f632cb22d3176e5fa9b43" office:value-type="string">
            <text:p/>
          </table:table-cell>
        </table:table-row>
        <table:table-row table:style-name="ro1">
          <table:table-cell table:style-name="odsStyleTableCell-640939bc6573fa8c4e63b9e024cf2a1d" office:value-type="string">
            <text:p>ESTADOS UNIDOS</text:p>
          </table:table-cell>
          <table:table-cell table:style-name="odsStyleTableCell-640939bc6573fa8c4e63b9e024cf2a1d" office:value-type="string">
            <text:p>DOLAR COMPRA</text:p>
          </table:table-cell>
          <table:table-cell table:style-name="odsStyleTableCell-640939bc6573fa8c4e63b9e024cf2a1d" office:value-type="string">
            <text:p>USD.COMPRA</text:p>
          </table:table-cell>
          <table:table-cell table:style-name="odsStyleTableCell-936522cdc93f632cb22d3176e5fa9b43" office:value-type="string">
            <text:p>6.86000</text:p>
          </table:table-cell>
          <table:table-cell table:style-name="odsStyleTableCell-936522cdc93f632cb22d3176e5fa9b43" office:value-type="string">
            <text:p/>
          </table:table-cell>
        </table:table-row>
        <table:table-row table:style-name="ro1">
          <table:table-cell table:style-name="odsStyleTableCell-640939bc6573fa8c4e63b9e024cf2a1d" office:value-type="string">
            <text:p>UNION EUROPEA</text:p>
          </table:table-cell>
          <table:table-cell table:style-name="odsStyleTableCell-640939bc6573fa8c4e63b9e024cf2a1d" office:value-type="string">
            <text:p>EURO</text:p>
          </table:table-cell>
          <table:table-cell table:style-name="odsStyleTableCell-640939bc6573fa8c4e63b9e024cf2a1d" office:value-type="string">
            <text:p>EUR</text:p>
          </table:table-cell>
          <table:table-cell table:style-name="odsStyleTableCell-936522cdc93f632cb22d3176e5fa9b43" office:value-type="string">
            <text:p>7.43212</text:p>
          </table:table-cell>
          <table:table-cell table:style-name="odsStyleTableCell-936522cdc93f632cb22d3176e5fa9b43" office:value-type="string">
            <text:p>0.92302</text:p>
          </table:table-cell>
        </table:table-row>
        <table:table-row table:style-name="ro1">
          <table:table-cell table:style-name="odsStyleTableCell-640939bc6573fa8c4e63b9e024cf2a1d" office:value-type="string">
            <text:p>JAPON</text:p>
          </table:table-cell>
          <table:table-cell table:style-name="odsStyleTableCell-640939bc6573fa8c4e63b9e024cf2a1d" office:value-type="string">
            <text:p>YEN</text:p>
          </table:table-cell>
          <table:table-cell table:style-name="odsStyleTableCell-640939bc6573fa8c4e63b9e024cf2a1d" office:value-type="string">
            <text:p>JPY</text:p>
          </table:table-cell>
          <table:table-cell table:style-name="odsStyleTableCell-936522cdc93f632cb22d3176e5fa9b43" office:value-type="string">
            <text:p>0.04641</text:p>
          </table:table-cell>
          <table:table-cell table:style-name="odsStyleTableCell-936522cdc93f632cb22d3176e5fa9b43" office:value-type="string">
            <text:p>147.82000</text:p>
          </table:table-cell>
        </table:table-row>
        <table:table-row table:style-name="ro1">
          <table:table-cell table:style-name="odsStyleTableCell-640939bc6573fa8c4e63b9e024cf2a1d" office:value-type="string">
            <text:p>ARABIA SAUDITA</text:p>
          </table:table-cell>
          <table:table-cell table:style-name="odsStyleTableCell-640939bc6573fa8c4e63b9e024cf2a1d" office:value-type="string">
            <text:p>RIYAL SAUDÍ</text:p>
          </table:table-cell>
          <table:table-cell table:style-name="odsStyleTableCell-640939bc6573fa8c4e63b9e024cf2a1d" office:value-type="string">
            <text:p>SAR</text:p>
          </table:table-cell>
          <table:table-cell table:style-name="odsStyleTableCell-936522cdc93f632cb22d3176e5fa9b43" office:value-type="string">
            <text:p>1.82928</text:p>
          </table:table-cell>
          <table:table-cell table:style-name="odsStyleTableCell-936522cdc93f632cb22d3176e5fa9b43" office:value-type="string">
            <text:p>3.75010</text:p>
          </table:table-cell>
        </table:table-row>
        <table:table-row table:style-name="ro1">
          <table:table-cell table:style-name="odsStyleTableCell-640939bc6573fa8c4e63b9e024cf2a1d" office:value-type="string">
            <text:p>ARGELIA</text:p>
          </table:table-cell>
          <table:table-cell table:style-name="odsStyleTableCell-640939bc6573fa8c4e63b9e024cf2a1d" office:value-type="string">
            <text:p>DINAR ARGELINO</text:p>
          </table:table-cell>
          <table:table-cell table:style-name="odsStyleTableCell-640939bc6573fa8c4e63b9e024cf2a1d" office:value-type="string">
            <text:p>DZD</text:p>
          </table:table-cell>
          <table:table-cell table:style-name="odsStyleTableCell-936522cdc93f632cb22d3176e5fa9b43" office:value-type="string">
            <text:p>0.05095</text:p>
          </table:table-cell>
          <table:table-cell table:style-name="odsStyleTableCell-936522cdc93f632cb22d3176e5fa9b43" office:value-type="string">
            <text:p>134.63460</text:p>
          </table:table-cell>
        </table:table-row>
        <table:table-row table:style-name="ro1">
          <table:table-cell table:style-name="odsStyleTableCell-640939bc6573fa8c4e63b9e024cf2a1d" office:value-type="string">
            <text:p>ARGENTINA</text:p>
          </table:table-cell>
          <table:table-cell table:style-name="odsStyleTableCell-640939bc6573fa8c4e63b9e024cf2a1d" office:value-type="string">
            <text:p>PESO</text:p>
          </table:table-cell>
          <table:table-cell table:style-name="odsStyleTableCell-640939bc6573fa8c4e63b9e024cf2a1d" office:value-type="string">
            <text:p>ARS</text:p>
          </table:table-cell>
          <table:table-cell table:style-name="odsStyleTableCell-936522cdc93f632cb22d3176e5fa9b43" office:value-type="string">
            <text:p>0.00831</text:p>
          </table:table-cell>
          <table:table-cell table:style-name="odsStyleTableCell-936522cdc93f632cb22d3176e5fa9b43" office:value-type="string">
            <text:p>825.75000</text:p>
          </table:table-cell>
        </table:table-row>
        <table:table-row table:style-name="ro1">
          <table:table-cell table:style-name="odsStyleTableCell-640939bc6573fa8c4e63b9e024cf2a1d" office:value-type="string">
            <text:p>AUSTRALIA</text:p>
          </table:table-cell>
          <table:table-cell table:style-name="odsStyleTableCell-640939bc6573fa8c4e63b9e024cf2a1d" office:value-type="string">
            <text:p>DÓLAR</text:p>
          </table:table-cell>
          <table:table-cell table:style-name="odsStyleTableCell-640939bc6573fa8c4e63b9e024cf2a1d" office:value-type="string">
            <text:p>AUD</text:p>
          </table:table-cell>
          <table:table-cell table:style-name="odsStyleTableCell-936522cdc93f632cb22d3176e5fa9b43" office:value-type="string">
            <text:p>4.52417</text:p>
          </table:table-cell>
          <table:table-cell table:style-name="odsStyleTableCell-936522cdc93f632cb22d3176e5fa9b43" office:value-type="string">
            <text:p>1.51630</text:p>
          </table:table-cell>
        </table:table-row>
        <table:table-row table:style-name="ro1">
          <table:table-cell table:style-name="odsStyleTableCell-640939bc6573fa8c4e63b9e024cf2a1d" office:value-type="string">
            <text:p>BRASIL</text:p>
          </table:table-cell>
          <table:table-cell table:style-name="odsStyleTableCell-640939bc6573fa8c4e63b9e024cf2a1d" office:value-type="string">
            <text:p>REAL</text:p>
          </table:table-cell>
          <table:table-cell table:style-name="odsStyleTableCell-640939bc6573fa8c4e63b9e024cf2a1d" office:value-type="string">
            <text:p>BRL</text:p>
          </table:table-cell>
          <table:table-cell table:style-name="odsStyleTableCell-936522cdc93f632cb22d3176e5fa9b43" office:value-type="string">
            <text:p>1.38415</text:p>
          </table:table-cell>
          <table:table-cell table:style-name="odsStyleTableCell-936522cdc93f632cb22d3176e5fa9b43" office:value-type="string">
            <text:p>4.95610</text:p>
          </table:table-cell>
        </table:table-row>
        <table:table-row table:style-name="ro1">
          <table:table-cell table:style-name="odsStyleTableCell-640939bc6573fa8c4e63b9e024cf2a1d" office:value-type="string">
            <text:p>CANADA</text:p>
          </table:table-cell>
          <table:table-cell table:style-name="odsStyleTableCell-640939bc6573fa8c4e63b9e024cf2a1d" office:value-type="string">
            <text:p>DÓLAR</text:p>
          </table:table-cell>
          <table:table-cell table:style-name="odsStyleTableCell-640939bc6573fa8c4e63b9e024cf2a1d" office:value-type="string">
            <text:p>CAD</text:p>
          </table:table-cell>
          <table:table-cell table:style-name="odsStyleTableCell-936522cdc93f632cb22d3176e5fa9b43" office:value-type="string">
            <text:p>5.11635</text:p>
          </table:table-cell>
          <table:table-cell table:style-name="odsStyleTableCell-936522cdc93f632cb22d3176e5fa9b43" office:value-type="string">
            <text:p>1.34080</text:p>
          </table:table-cell>
        </table:table-row>
        <table:table-row table:style-name="ro1">
          <table:table-cell table:style-name="odsStyleTableCell-640939bc6573fa8c4e63b9e024cf2a1d" office:value-type="string">
            <text:p>CHILE</text:p>
          </table:table-cell>
          <table:table-cell table:style-name="odsStyleTableCell-640939bc6573fa8c4e63b9e024cf2a1d" office:value-type="string">
            <text:p>PESO</text:p>
          </table:table-cell>
          <table:table-cell table:style-name="odsStyleTableCell-640939bc6573fa8c4e63b9e024cf2a1d" office:value-type="string">
            <text:p>CLP</text:p>
          </table:table-cell>
          <table:table-cell table:style-name="odsStyleTableCell-936522cdc93f632cb22d3176e5fa9b43" office:value-type="string">
            <text:p>0.00734</text:p>
          </table:table-cell>
          <table:table-cell table:style-name="odsStyleTableCell-936522cdc93f632cb22d3176e5fa9b43" office:value-type="string">
            <text:p>934.13000</text:p>
          </table:table-cell>
        </table:table-row>
        <table:table-row table:style-name="ro1">
          <table:table-cell table:style-name="odsStyleTableCell-640939bc6573fa8c4e63b9e024cf2a1d" office:value-type="string">
            <text:p>COLOMBIA</text:p>
          </table:table-cell>
          <table:table-cell table:style-name="odsStyleTableCell-640939bc6573fa8c4e63b9e024cf2a1d" office:value-type="string">
            <text:p>PESO</text:p>
          </table:table-cell>
          <table:table-cell table:style-name="odsStyleTableCell-640939bc6573fa8c4e63b9e024cf2a1d" office:value-type="string">
            <text:p>COP</text:p>
          </table:table-cell>
          <table:table-cell table:style-name="odsStyleTableCell-936522cdc93f632cb22d3176e5fa9b43" office:value-type="string">
            <text:p>0.00175</text:p>
          </table:table-cell>
          <table:table-cell table:style-name="odsStyleTableCell-936522cdc93f632cb22d3176e5fa9b43" office:value-type="string">
            <text:p>3,917.89000</text:p>
          </table:table-cell>
        </table:table-row>
        <table:table-row table:style-name="ro1">
          <table:table-cell table:style-name="odsStyleTableCell-640939bc6573fa8c4e63b9e024cf2a1d" office:value-type="string">
            <text:p>COREA DEL SUR</text:p>
          </table:table-cell>
          <table:table-cell table:style-name="odsStyleTableCell-640939bc6573fa8c4e63b9e024cf2a1d" office:value-type="string">
            <text:p>WON</text:p>
          </table:table-cell>
          <table:table-cell table:style-name="odsStyleTableCell-640939bc6573fa8c4e63b9e024cf2a1d" office:value-type="string">
            <text:p>KRW</text:p>
          </table:table-cell>
          <table:table-cell table:style-name="odsStyleTableCell-936522cdc93f632cb22d3176e5fa9b43" office:value-type="string">
            <text:p>0.00516</text:p>
          </table:table-cell>
          <table:table-cell table:style-name="odsStyleTableCell-936522cdc93f632cb22d3176e5fa9b43" office:value-type="string">
            <text:p>1,329.50000</text:p>
          </table:table-cell>
        </table:table-row>
        <table:table-row table:style-name="ro1">
          <table:table-cell table:style-name="odsStyleTableCell-640939bc6573fa8c4e63b9e024cf2a1d" office:value-type="string">
            <text:p>COSTA RICA</text:p>
          </table:table-cell>
          <table:table-cell table:style-name="odsStyleTableCell-640939bc6573fa8c4e63b9e024cf2a1d" office:value-type="string">
            <text:p>COLON COSTARRICENSE</text:p>
          </table:table-cell>
          <table:table-cell table:style-name="odsStyleTableCell-640939bc6573fa8c4e63b9e024cf2a1d" office:value-type="string">
            <text:p>CRC</text:p>
          </table:table-cell>
          <table:table-cell table:style-name="odsStyleTableCell-936522cdc93f632cb22d3176e5fa9b43" office:value-type="string">
            <text:p>0.01329</text:p>
          </table:table-cell>
          <table:table-cell table:style-name="odsStyleTableCell-936522cdc93f632cb22d3176e5fa9b43" office:value-type="string">
            <text:p>516.14000</text:p>
          </table:table-cell>
        </table:table-row>
        <table:table-row table:style-name="ro1">
          <table:table-cell table:style-name="odsStyleTableCell-640939bc6573fa8c4e63b9e024cf2a1d" office:value-type="string">
            <text:p>REPUBLICA CHECA</text:p>
          </table:table-cell>
          <table:table-cell table:style-name="odsStyleTableCell-640939bc6573fa8c4e63b9e024cf2a1d" office:value-type="string">
            <text:p>CORONA CHECA</text:p>
          </table:table-cell>
          <table:table-cell table:style-name="odsStyleTableCell-640939bc6573fa8c4e63b9e024cf2a1d" office:value-type="string">
            <text:p>CZK</text:p>
          </table:table-cell>
          <table:table-cell table:style-name="odsStyleTableCell-936522cdc93f632cb22d3176e5fa9b43" office:value-type="string">
            <text:p>0.30014</text:p>
          </table:table-cell>
          <table:table-cell table:style-name="odsStyleTableCell-936522cdc93f632cb22d3176e5fa9b43" office:value-type="string">
            <text:p>22.85620</text:p>
          </table:table-cell>
        </table:table-row>
        <table:table-row table:style-name="ro1">
          <table:table-cell table:style-name="odsStyleTableCell-640939bc6573fa8c4e63b9e024cf2a1d" office:value-type="string">
            <text:p>DINAMARCA</text:p>
          </table:table-cell>
          <table:table-cell table:style-name="odsStyleTableCell-640939bc6573fa8c4e63b9e024cf2a1d" office:value-type="string">
            <text:p>CORONA</text:p>
          </table:table-cell>
          <table:table-cell table:style-name="odsStyleTableCell-640939bc6573fa8c4e63b9e024cf2a1d" office:value-type="string">
            <text:p>DKK</text:p>
          </table:table-cell>
          <table:table-cell table:style-name="odsStyleTableCell-936522cdc93f632cb22d3176e5fa9b43" office:value-type="string">
            <text:p>0.99699</text:p>
          </table:table-cell>
          <table:table-cell table:style-name="odsStyleTableCell-936522cdc93f632cb22d3176e5fa9b43" office:value-type="string">
            <text:p>6.88070</text:p>
          </table:table-cell>
        </table:table-row>
        <table:table-row table:style-name="ro1">
          <table:table-cell table:style-name="odsStyleTableCell-640939bc6573fa8c4e63b9e024cf2a1d" office:value-type="string">
            <text:p>ECUADOR</text:p>
          </table:table-cell>
          <table:table-cell table:style-name="odsStyleTableCell-640939bc6573fa8c4e63b9e024cf2a1d" office:value-type="string">
            <text:p>DÓLAR</text:p>
          </table:table-cell>
          <table:table-cell table:style-name="odsStyleTableCell-640939bc6573fa8c4e63b9e024cf2a1d" office:value-type="string">
            <text:p>USD</text:p>
          </table:table-cell>
          <table:table-cell table:style-name="odsStyleTableCell-936522cdc93f632cb22d3176e5fa9b43" office:value-type="string">
            <text:p>6.86000</text:p>
          </table:table-cell>
          <table:table-cell table:style-name="odsStyleTableCell-936522cdc93f632cb22d3176e5fa9b43" office:value-type="string">
            <text:p>1.00000</text:p>
          </table:table-cell>
        </table:table-row>
        <table:table-row table:style-name="ro1">
          <table:table-cell table:style-name="odsStyleTableCell-640939bc6573fa8c4e63b9e024cf2a1d" office:value-type="string">
            <text:p>EMIRATOS ARABES</text:p>
          </table:table-cell>
          <table:table-cell table:style-name="odsStyleTableCell-640939bc6573fa8c4e63b9e024cf2a1d" office:value-type="string">
            <text:p>DIRHAM</text:p>
          </table:table-cell>
          <table:table-cell table:style-name="odsStyleTableCell-640939bc6573fa8c4e63b9e024cf2a1d" office:value-type="string">
            <text:p>AED</text:p>
          </table:table-cell>
          <table:table-cell table:style-name="odsStyleTableCell-936522cdc93f632cb22d3176e5fa9b43" office:value-type="string">
            <text:p>1.86773</text:p>
          </table:table-cell>
          <table:table-cell table:style-name="odsStyleTableCell-936522cdc93f632cb22d3176e5fa9b43" office:value-type="string">
            <text:p>3.67290</text:p>
          </table:table-cell>
        </table:table-row>
        <table:table-row table:style-name="ro1">
          <table:table-cell table:style-name="odsStyleTableCell-640939bc6573fa8c4e63b9e024cf2a1d" office:value-type="string">
            <text:p>FILIPINAS</text:p>
          </table:table-cell>
          <table:table-cell table:style-name="odsStyleTableCell-640939bc6573fa8c4e63b9e024cf2a1d" office:value-type="string">
            <text:p>PESO FILIPINO</text:p>
          </table:table-cell>
          <table:table-cell table:style-name="odsStyleTableCell-640939bc6573fa8c4e63b9e024cf2a1d" office:value-type="string">
            <text:p>PHP</text:p>
          </table:table-cell>
          <table:table-cell table:style-name="odsStyleTableCell-936522cdc93f632cb22d3176e5fa9b43" office:value-type="string">
            <text:p>0.12161</text:p>
          </table:table-cell>
          <table:table-cell table:style-name="odsStyleTableCell-936522cdc93f632cb22d3176e5fa9b43" office:value-type="string">
            <text:p>56.41000</text:p>
          </table:table-cell>
        </table:table-row>
        <table:table-row table:style-name="ro1">
          <table:table-cell table:style-name="odsStyleTableCell-640939bc6573fa8c4e63b9e024cf2a1d" office:value-type="string">
            <text:p>HAITÍ</text:p>
          </table:table-cell>
          <table:table-cell table:style-name="odsStyleTableCell-640939bc6573fa8c4e63b9e024cf2a1d" office:value-type="string">
            <text:p>GOURDE</text:p>
          </table:table-cell>
          <table:table-cell table:style-name="odsStyleTableCell-640939bc6573fa8c4e63b9e024cf2a1d" office:value-type="string">
            <text:p>HTG</text:p>
          </table:table-cell>
          <table:table-cell table:style-name="odsStyleTableCell-936522cdc93f632cb22d3176e5fa9b43" office:value-type="string">
            <text:p>0.05218</text:p>
          </table:table-cell>
          <table:table-cell table:style-name="odsStyleTableCell-936522cdc93f632cb22d3176e5fa9b43" office:value-type="string">
            <text:p>131.46800</text:p>
          </table:table-cell>
        </table:table-row>
        <table:table-row table:style-name="ro1">
          <table:table-cell table:style-name="odsStyleTableCell-640939bc6573fa8c4e63b9e024cf2a1d" office:value-type="string">
            <text:p>HONG KONG</text:p>
          </table:table-cell>
          <table:table-cell table:style-name="odsStyleTableCell-640939bc6573fa8c4e63b9e024cf2a1d" office:value-type="string">
            <text:p>DÓLAR</text:p>
          </table:table-cell>
          <table:table-cell table:style-name="odsStyleTableCell-640939bc6573fa8c4e63b9e024cf2a1d" office:value-type="string">
            <text:p>HKD</text:p>
          </table:table-cell>
          <table:table-cell table:style-name="odsStyleTableCell-936522cdc93f632cb22d3176e5fa9b43" office:value-type="string">
            <text:p>0.87757</text:p>
          </table:table-cell>
          <table:table-cell table:style-name="odsStyleTableCell-936522cdc93f632cb22d3176e5fa9b43" office:value-type="string">
            <text:p>7.81700</text:p>
          </table:table-cell>
        </table:table-row>
        <table:table-row table:style-name="ro1">
          <table:table-cell table:style-name="odsStyleTableCell-640939bc6573fa8c4e63b9e024cf2a1d" office:value-type="string">
            <text:p>INDIA</text:p>
          </table:table-cell>
          <table:table-cell table:style-name="odsStyleTableCell-640939bc6573fa8c4e63b9e024cf2a1d" office:value-type="string">
            <text:p>RUPIA</text:p>
          </table:table-cell>
          <table:table-cell table:style-name="odsStyleTableCell-640939bc6573fa8c4e63b9e024cf2a1d" office:value-type="string">
            <text:p>INR</text:p>
          </table:table-cell>
          <table:table-cell table:style-name="odsStyleTableCell-936522cdc93f632cb22d3176e5fa9b43" office:value-type="string">
            <text:p>0.08254</text:p>
          </table:table-cell>
          <table:table-cell table:style-name="odsStyleTableCell-936522cdc93f632cb22d3176e5fa9b43" office:value-type="string">
            <text:p>83.11380</text:p>
          </table:table-cell>
        </table:table-row>
        <table:table-row table:style-name="ro1">
          <table:table-cell table:style-name="odsStyleTableCell-640939bc6573fa8c4e63b9e024cf2a1d" office:value-type="string">
            <text:p>INDONESIA</text:p>
          </table:table-cell>
          <table:table-cell table:style-name="odsStyleTableCell-640939bc6573fa8c4e63b9e024cf2a1d" office:value-type="string">
            <text:p>RUPIA INDONESIA</text:p>
          </table:table-cell>
          <table:table-cell table:style-name="odsStyleTableCell-640939bc6573fa8c4e63b9e024cf2a1d" office:value-type="string">
            <text:p>IDR</text:p>
          </table:table-cell>
          <table:table-cell table:style-name="odsStyleTableCell-936522cdc93f632cb22d3176e5fa9b43" office:value-type="string">
            <text:p>0.00043</text:p>
          </table:table-cell>
          <table:table-cell table:style-name="odsStyleTableCell-936522cdc93f632cb22d3176e5fa9b43" office:value-type="string">
            <text:p>15,780.00000</text:p>
          </table:table-cell>
        </table:table-row>
        <table:table-row table:style-name="ro1">
          <table:table-cell table:style-name="odsStyleTableCell-640939bc6573fa8c4e63b9e024cf2a1d" office:value-type="string">
            <text:p>ISRAEL</text:p>
          </table:table-cell>
          <table:table-cell table:style-name="odsStyleTableCell-640939bc6573fa8c4e63b9e024cf2a1d" office:value-type="string">
            <text:p>NUEVO SÉQUEL</text:p>
          </table:table-cell>
          <table:table-cell table:style-name="odsStyleTableCell-640939bc6573fa8c4e63b9e024cf2a1d" office:value-type="string">
            <text:p>ILS</text:p>
          </table:table-cell>
          <table:table-cell table:style-name="odsStyleTableCell-936522cdc93f632cb22d3176e5fa9b43" office:value-type="string">
            <text:p>1.87442</text:p>
          </table:table-cell>
          <table:table-cell table:style-name="odsStyleTableCell-936522cdc93f632cb22d3176e5fa9b43" office:value-type="string">
            <text:p>3.65980</text:p>
          </table:table-cell>
        </table:table-row>
        <table:table-row table:style-name="ro1">
          <table:table-cell table:style-name="odsStyleTableCell-640939bc6573fa8c4e63b9e024cf2a1d" office:value-type="string">
            <text:p>MALASIA</text:p>
          </table:table-cell>
          <table:table-cell table:style-name="odsStyleTableCell-640939bc6573fa8c4e63b9e024cf2a1d" office:value-type="string">
            <text:p>RINGGIT MALAYO</text:p>
          </table:table-cell>
          <table:table-cell table:style-name="odsStyleTableCell-640939bc6573fa8c4e63b9e024cf2a1d" office:value-type="string">
            <text:p>MYR</text:p>
          </table:table-cell>
          <table:table-cell table:style-name="odsStyleTableCell-936522cdc93f632cb22d3176e5fa9b43" office:value-type="string">
            <text:p>1.45115</text:p>
          </table:table-cell>
          <table:table-cell table:style-name="odsStyleTableCell-936522cdc93f632cb22d3176e5fa9b43" office:value-type="string">
            <text:p>4.72730</text:p>
          </table:table-cell>
        </table:table-row>
        <table:table-row table:style-name="ro1">
          <table:table-cell table:style-name="odsStyleTableCell-640939bc6573fa8c4e63b9e024cf2a1d" office:value-type="string">
            <text:p>MEXICO</text:p>
          </table:table-cell>
          <table:table-cell table:style-name="odsStyleTableCell-640939bc6573fa8c4e63b9e024cf2a1d" office:value-type="string">
            <text:p>PESO</text:p>
          </table:table-cell>
          <table:table-cell table:style-name="odsStyleTableCell-640939bc6573fa8c4e63b9e024cf2a1d" office:value-type="string">
            <text:p>MXN</text:p>
          </table:table-cell>
          <table:table-cell table:style-name="odsStyleTableCell-936522cdc93f632cb22d3176e5fa9b43" office:value-type="string">
            <text:p>0.39971</text:p>
          </table:table-cell>
          <table:table-cell table:style-name="odsStyleTableCell-936522cdc93f632cb22d3176e5fa9b43" office:value-type="string">
            <text:p>17.16240</text:p>
          </table:table-cell>
        </table:table-row>
        <table:table-row table:style-name="ro1">
          <table:table-cell table:style-name="odsStyleTableCell-640939bc6573fa8c4e63b9e024cf2a1d" office:value-type="string">
            <text:p>NORUEGA</text:p>
          </table:table-cell>
          <table:table-cell table:style-name="odsStyleTableCell-640939bc6573fa8c4e63b9e024cf2a1d" office:value-type="string">
            <text:p>CORONA</text:p>
          </table:table-cell>
          <table:table-cell table:style-name="odsStyleTableCell-640939bc6573fa8c4e63b9e024cf2a1d" office:value-type="string">
            <text:p>NOK</text:p>
          </table:table-cell>
          <table:table-cell table:style-name="odsStyleTableCell-936522cdc93f632cb22d3176e5fa9b43" office:value-type="string">
            <text:p>0.65672</text:p>
          </table:table-cell>
          <table:table-cell table:style-name="odsStyleTableCell-936522cdc93f632cb22d3176e5fa9b43" office:value-type="string">
            <text:p>10.44590</text:p>
          </table:table-cell>
        </table:table-row>
        <table:table-row table:style-name="ro1">
          <table:table-cell table:style-name="odsStyleTableCell-640939bc6573fa8c4e63b9e024cf2a1d" office:value-type="string">
            <text:p>PANAMÁ</text:p>
          </table:table-cell>
          <table:table-cell table:style-name="odsStyleTableCell-640939bc6573fa8c4e63b9e024cf2a1d" office:value-type="string">
            <text:p>BALBOA</text:p>
          </table:table-cell>
          <table:table-cell table:style-name="odsStyleTableCell-640939bc6573fa8c4e63b9e024cf2a1d" office:value-type="string">
            <text:p>PAB</text:p>
          </table:table-cell>
          <table:table-cell table:style-name="odsStyleTableCell-936522cdc93f632cb22d3176e5fa9b43" office:value-type="string">
            <text:p>6.86000</text:p>
          </table:table-cell>
          <table:table-cell table:style-name="odsStyleTableCell-936522cdc93f632cb22d3176e5fa9b43" office:value-type="string">
            <text:p>1.00000</text:p>
          </table:table-cell>
        </table:table-row>
        <table:table-row table:style-name="ro1">
          <table:table-cell table:style-name="odsStyleTableCell-640939bc6573fa8c4e63b9e024cf2a1d" office:value-type="string">
            <text:p>PARAGUAY</text:p>
          </table:table-cell>
          <table:table-cell table:style-name="odsStyleTableCell-640939bc6573fa8c4e63b9e024cf2a1d" office:value-type="string">
            <text:p>GUARANI</text:p>
          </table:table-cell>
          <table:table-cell table:style-name="odsStyleTableCell-640939bc6573fa8c4e63b9e024cf2a1d" office:value-type="string">
            <text:p>PYG</text:p>
          </table:table-cell>
          <table:table-cell table:style-name="odsStyleTableCell-936522cdc93f632cb22d3176e5fa9b43" office:value-type="string">
            <text:p>0.00094</text:p>
          </table:table-cell>
          <table:table-cell table:style-name="odsStyleTableCell-936522cdc93f632cb22d3176e5fa9b43" office:value-type="string">
            <text:p>7,279.30000</text:p>
          </table:table-cell>
        </table:table-row>
        <table:table-row table:style-name="ro1">
          <table:table-cell table:style-name="odsStyleTableCell-640939bc6573fa8c4e63b9e024cf2a1d" office:value-type="string">
            <text:p>PERU</text:p>
          </table:table-cell>
          <table:table-cell table:style-name="odsStyleTableCell-640939bc6573fa8c4e63b9e024cf2a1d" office:value-type="string">
            <text:p>NUEVO SOL</text:p>
          </table:table-cell>
          <table:table-cell table:style-name="odsStyleTableCell-640939bc6573fa8c4e63b9e024cf2a1d" office:value-type="string">
            <text:p>PEN</text:p>
          </table:table-cell>
          <table:table-cell table:style-name="odsStyleTableCell-936522cdc93f632cb22d3176e5fa9b43" office:value-type="string">
            <text:p>1.80128</text:p>
          </table:table-cell>
          <table:table-cell table:style-name="odsStyleTableCell-936522cdc93f632cb22d3176e5fa9b43" office:value-type="string">
            <text:p>3.80840</text:p>
          </table:table-cell>
        </table:table-row>
        <table:table-row table:style-name="ro1">
          <table:table-cell table:style-name="odsStyleTableCell-640939bc6573fa8c4e63b9e024cf2a1d" office:value-type="string">
            <text:p>REINO UNIDO</text:p>
          </table:table-cell>
          <table:table-cell table:style-name="odsStyleTableCell-640939bc6573fa8c4e63b9e024cf2a1d" office:value-type="string">
            <text:p>LIBRA</text:p>
          </table:table-cell>
          <table:table-cell table:style-name="odsStyleTableCell-640939bc6573fa8c4e63b9e024cf2a1d" office:value-type="string">
            <text:p>GBP</text:p>
          </table:table-cell>
          <table:table-cell table:style-name="odsStyleTableCell-936522cdc93f632cb22d3176e5fa9b43" office:value-type="string">
            <text:p>8.69510</text:p>
          </table:table-cell>
          <table:table-cell table:style-name="odsStyleTableCell-936522cdc93f632cb22d3176e5fa9b43" office:value-type="string">
            <text:p>0.78895</text:p>
          </table:table-cell>
        </table:table-row>
        <table:table-row table:style-name="ro1">
          <table:table-cell table:style-name="odsStyleTableCell-640939bc6573fa8c4e63b9e024cf2a1d" office:value-type="string">
            <text:p>REPÚBLICA DOMINICANA</text:p>
          </table:table-cell>
          <table:table-cell table:style-name="odsStyleTableCell-640939bc6573fa8c4e63b9e024cf2a1d" office:value-type="string">
            <text:p>PESO DOMINICANO</text:p>
          </table:table-cell>
          <table:table-cell table:style-name="odsStyleTableCell-640939bc6573fa8c4e63b9e024cf2a1d" office:value-type="string">
            <text:p>DOP</text:p>
          </table:table-cell>
          <table:table-cell table:style-name="odsStyleTableCell-936522cdc93f632cb22d3176e5fa9b43" office:value-type="string">
            <text:p>0.11645</text:p>
          </table:table-cell>
          <table:table-cell table:style-name="odsStyleTableCell-936522cdc93f632cb22d3176e5fa9b43" office:value-type="string">
            <text:p>58.90900</text:p>
          </table:table-cell>
        </table:table-row>
        <table:table-row table:style-name="ro1">
          <table:table-cell table:style-name="odsStyleTableCell-640939bc6573fa8c4e63b9e024cf2a1d" office:value-type="string">
            <text:p>REP.POPULAR CHINA</text:p>
          </table:table-cell>
          <table:table-cell table:style-name="odsStyleTableCell-640939bc6573fa8c4e63b9e024cf2a1d" office:value-type="string">
            <text:p>YUAN RENMINBI OFFSHORE</text:p>
          </table:table-cell>
          <table:table-cell table:style-name="odsStyleTableCell-640939bc6573fa8c4e63b9e024cf2a1d" office:value-type="string">
            <text:p>CNH</text:p>
          </table:table-cell>
          <table:table-cell table:style-name="odsStyleTableCell-936522cdc93f632cb22d3176e5fa9b43" office:value-type="string">
            <text:p>0.95434</text:p>
          </table:table-cell>
          <table:table-cell table:style-name="odsStyleTableCell-936522cdc93f632cb22d3176e5fa9b43" office:value-type="string">
            <text:p>7.18820</text:p>
          </table:table-cell>
        </table:table-row>
        <table:table-row table:style-name="ro1">
          <table:table-cell table:style-name="odsStyleTableCell-640939bc6573fa8c4e63b9e024cf2a1d" office:value-type="string">
            <text:p>RUSIA</text:p>
          </table:table-cell>
          <table:table-cell table:style-name="odsStyleTableCell-640939bc6573fa8c4e63b9e024cf2a1d" office:value-type="string">
            <text:p>RUBLO RUSO</text:p>
          </table:table-cell>
          <table:table-cell table:style-name="odsStyleTableCell-640939bc6573fa8c4e63b9e024cf2a1d" office:value-type="string">
            <text:p>RUB</text:p>
          </table:table-cell>
          <table:table-cell table:style-name="odsStyleTableCell-936522cdc93f632cb22d3176e5fa9b43" office:value-type="string">
            <text:p>0.07643</text:p>
          </table:table-cell>
          <table:table-cell table:style-name="odsStyleTableCell-936522cdc93f632cb22d3176e5fa9b43" office:value-type="string">
            <text:p>89.75330</text:p>
          </table:table-cell>
        </table:table-row>
        <table:table-row table:style-name="ro1">
          <table:table-cell table:style-name="odsStyleTableCell-640939bc6573fa8c4e63b9e024cf2a1d" office:value-type="string">
            <text:p>SINGAPUR</text:p>
          </table:table-cell>
          <table:table-cell table:style-name="odsStyleTableCell-640939bc6573fa8c4e63b9e024cf2a1d" office:value-type="string">
            <text:p>DÓLAR</text:p>
          </table:table-cell>
          <table:table-cell table:style-name="odsStyleTableCell-640939bc6573fa8c4e63b9e024cf2a1d" office:value-type="string">
            <text:p>SGD</text:p>
          </table:table-cell>
          <table:table-cell table:style-name="odsStyleTableCell-936522cdc93f632cb22d3176e5fa9b43" office:value-type="string">
            <text:p>5.11902</text:p>
          </table:table-cell>
          <table:table-cell table:style-name="odsStyleTableCell-936522cdc93f632cb22d3176e5fa9b43" office:value-type="string">
            <text:p>1.34010</text:p>
          </table:table-cell>
        </table:table-row>
        <table:table-row table:style-name="ro1">
          <table:table-cell table:style-name="odsStyleTableCell-640939bc6573fa8c4e63b9e024cf2a1d" office:value-type="string">
            <text:p>SUDÁFRICA</text:p>
          </table:table-cell>
          <table:table-cell table:style-name="odsStyleTableCell-640939bc6573fa8c4e63b9e024cf2a1d" office:value-type="string">
            <text:p>RAND</text:p>
          </table:table-cell>
          <table:table-cell table:style-name="odsStyleTableCell-640939bc6573fa8c4e63b9e024cf2a1d" office:value-type="string">
            <text:p>ZAR</text:p>
          </table:table-cell>
          <table:table-cell table:style-name="odsStyleTableCell-936522cdc93f632cb22d3176e5fa9b43" office:value-type="string">
            <text:p>0.36490</text:p>
          </table:table-cell>
          <table:table-cell table:style-name="odsStyleTableCell-936522cdc93f632cb22d3176e5fa9b43" office:value-type="string">
            <text:p>18.79990</text:p>
          </table:table-cell>
        </table:table-row>
        <table:table-row table:style-name="ro1">
          <table:table-cell table:style-name="odsStyleTableCell-640939bc6573fa8c4e63b9e024cf2a1d" office:value-type="string">
            <text:p>SUECIA</text:p>
          </table:table-cell>
          <table:table-cell table:style-name="odsStyleTableCell-640939bc6573fa8c4e63b9e024cf2a1d" office:value-type="string">
            <text:p>CORONA</text:p>
          </table:table-cell>
          <table:table-cell table:style-name="odsStyleTableCell-640939bc6573fa8c4e63b9e024cf2a1d" office:value-type="string">
            <text:p>SEK</text:p>
          </table:table-cell>
          <table:table-cell table:style-name="odsStyleTableCell-936522cdc93f632cb22d3176e5fa9b43" office:value-type="string">
            <text:p>0.65864</text:p>
          </table:table-cell>
          <table:table-cell table:style-name="odsStyleTableCell-936522cdc93f632cb22d3176e5fa9b43" office:value-type="string">
            <text:p>10.41540</text:p>
          </table:table-cell>
        </table:table-row>
        <table:table-row table:style-name="ro1">
          <table:table-cell table:style-name="odsStyleTableCell-640939bc6573fa8c4e63b9e024cf2a1d" office:value-type="string">
            <text:p>SUIZA</text:p>
          </table:table-cell>
          <table:table-cell table:style-name="odsStyleTableCell-640939bc6573fa8c4e63b9e024cf2a1d" office:value-type="string">
            <text:p>FRANCO</text:p>
          </table:table-cell>
          <table:table-cell table:style-name="odsStyleTableCell-640939bc6573fa8c4e63b9e024cf2a1d" office:value-type="string">
            <text:p>CHF</text:p>
          </table:table-cell>
          <table:table-cell table:style-name="odsStyleTableCell-936522cdc93f632cb22d3176e5fa9b43" office:value-type="string">
            <text:p>7.95178</text:p>
          </table:table-cell>
          <table:table-cell table:style-name="odsStyleTableCell-936522cdc93f632cb22d3176e5fa9b43" office:value-type="string">
            <text:p>0.86270</text:p>
          </table:table-cell>
        </table:table-row>
        <table:table-row table:style-name="ro1">
          <table:table-cell table:style-name="odsStyleTableCell-640939bc6573fa8c4e63b9e024cf2a1d" office:value-type="string">
            <text:p>TAILANDIA</text:p>
          </table:table-cell>
          <table:table-cell table:style-name="odsStyleTableCell-640939bc6573fa8c4e63b9e024cf2a1d" office:value-type="string">
            <text:p>THAI BAHT</text:p>
          </table:table-cell>
          <table:table-cell table:style-name="odsStyleTableCell-640939bc6573fa8c4e63b9e024cf2a1d" office:value-type="string">
            <text:p>THB</text:p>
          </table:table-cell>
          <table:table-cell table:style-name="odsStyleTableCell-936522cdc93f632cb22d3176e5fa9b43" office:value-type="string">
            <text:p>0.19374</text:p>
          </table:table-cell>
          <table:table-cell table:style-name="odsStyleTableCell-936522cdc93f632cb22d3176e5fa9b43" office:value-type="string">
            <text:p>35.40800</text:p>
          </table:table-cell>
        </table:table-row>
        <table:table-row table:style-name="ro1">
          <table:table-cell table:style-name="odsStyleTableCell-640939bc6573fa8c4e63b9e024cf2a1d" office:value-type="string">
            <text:p>TAIWAN</text:p>
          </table:table-cell>
          <table:table-cell table:style-name="odsStyleTableCell-640939bc6573fa8c4e63b9e024cf2a1d" office:value-type="string">
            <text:p>DÓLAR</text:p>
          </table:table-cell>
          <table:table-cell table:style-name="odsStyleTableCell-640939bc6573fa8c4e63b9e024cf2a1d" office:value-type="string">
            <text:p>TWD</text:p>
          </table:table-cell>
          <table:table-cell table:style-name="odsStyleTableCell-936522cdc93f632cb22d3176e5fa9b43" office:value-type="string">
            <text:p>0.22030</text:p>
          </table:table-cell>
          <table:table-cell table:style-name="odsStyleTableCell-936522cdc93f632cb22d3176e5fa9b43" office:value-type="string">
            <text:p>31.14000</text:p>
          </table:table-cell>
        </table:table-row>
        <table:table-row table:style-name="ro1">
          <table:table-cell table:style-name="odsStyleTableCell-640939bc6573fa8c4e63b9e024cf2a1d" office:value-type="string">
            <text:p>TÚNEZ</text:p>
          </table:table-cell>
          <table:table-cell table:style-name="odsStyleTableCell-640939bc6573fa8c4e63b9e024cf2a1d" office:value-type="string">
            <text:p>DINAR TUNECINO</text:p>
          </table:table-cell>
          <table:table-cell table:style-name="odsStyleTableCell-640939bc6573fa8c4e63b9e024cf2a1d" office:value-type="string">
            <text:p>TND</text:p>
          </table:table-cell>
          <table:table-cell table:style-name="odsStyleTableCell-936522cdc93f632cb22d3176e5fa9b43" office:value-type="string">
            <text:p>2.19999</text:p>
          </table:table-cell>
          <table:table-cell table:style-name="odsStyleTableCell-936522cdc93f632cb22d3176e5fa9b43" office:value-type="string">
            <text:p>3.11820</text:p>
          </table:table-cell>
        </table:table-row>
        <table:table-row table:style-name="ro1">
          <table:table-cell table:style-name="odsStyleTableCell-640939bc6573fa8c4e63b9e024cf2a1d" office:value-type="string">
            <text:p>TURQUÍA</text:p>
          </table:table-cell>
          <table:table-cell table:style-name="odsStyleTableCell-640939bc6573fa8c4e63b9e024cf2a1d" office:value-type="string">
            <text:p>LIRA TURCA</text:p>
          </table:table-cell>
          <table:table-cell table:style-name="odsStyleTableCell-640939bc6573fa8c4e63b9e024cf2a1d" office:value-type="string">
            <text:p>TRY</text:p>
          </table:table-cell>
          <table:table-cell table:style-name="odsStyleTableCell-936522cdc93f632cb22d3176e5fa9b43" office:value-type="string">
            <text:p>0.22601</text:p>
          </table:table-cell>
          <table:table-cell table:style-name="odsStyleTableCell-936522cdc93f632cb22d3176e5fa9b43" office:value-type="string">
            <text:p>30.35280</text:p>
          </table:table-cell>
        </table:table-row>
        <table:table-row table:style-name="ro1">
          <table:table-cell table:style-name="odsStyleTableCell-640939bc6573fa8c4e63b9e024cf2a1d" office:value-type="string">
            <text:p>URUGUAY</text:p>
          </table:table-cell>
          <table:table-cell table:style-name="odsStyleTableCell-640939bc6573fa8c4e63b9e024cf2a1d" office:value-type="string">
            <text:p>PESO</text:p>
          </table:table-cell>
          <table:table-cell table:style-name="odsStyleTableCell-640939bc6573fa8c4e63b9e024cf2a1d" office:value-type="string">
            <text:p>UYU</text:p>
          </table:table-cell>
          <table:table-cell table:style-name="odsStyleTableCell-936522cdc93f632cb22d3176e5fa9b43" office:value-type="string">
            <text:p>0.17525</text:p>
          </table:table-cell>
          <table:table-cell table:style-name="odsStyleTableCell-936522cdc93f632cb22d3176e5fa9b43" office:value-type="string">
            <text:p>39.14500</text:p>
          </table:table-cell>
        </table:table-row>
        <table:table-row table:style-name="ro1">
          <table:table-cell table:style-name="odsStyleTableCell-640939bc6573fa8c4e63b9e024cf2a1d" office:value-type="string">
            <text:p>VENEZUELA</text:p>
          </table:table-cell>
          <table:table-cell table:style-name="odsStyleTableCell-640939bc6573fa8c4e63b9e024cf2a1d" office:value-type="string">
            <text:p>BOLIVAR DIGITAL</text:p>
          </table:table-cell>
          <table:table-cell table:style-name="odsStyleTableCell-640939bc6573fa8c4e63b9e024cf2a1d" office:value-type="string">
            <text:p>VES</text:p>
          </table:table-cell>
          <table:table-cell table:style-name="odsStyleTableCell-936522cdc93f632cb22d3176e5fa9b43" office:value-type="string">
            <text:p>0.19024</text:p>
          </table:table-cell>
          <table:table-cell table:style-name="odsStyleTableCell-936522cdc93f632cb22d3176e5fa9b43" office:value-type="string">
            <text:p>36.05950</text:p>
          </table:table-cell>
        </table:table-row>
        <table:table-row table:style-name="ro1">
          <table:table-cell table:style-name="odsStyleTableCell-640939bc6573fa8c4e63b9e024cf2a1d" office:value-type="string">
            <text:p>VIETNAM</text:p>
          </table:table-cell>
          <table:table-cell table:style-name="odsStyleTableCell-640939bc6573fa8c4e63b9e024cf2a1d" office:value-type="string">
            <text:p>DONG</text:p>
          </table:table-cell>
          <table:table-cell table:style-name="odsStyleTableCell-640939bc6573fa8c4e63b9e024cf2a1d" office:value-type="string">
            <text:p>VND</text:p>
          </table:table-cell>
          <table:table-cell table:style-name="odsStyleTableCell-936522cdc93f632cb22d3176e5fa9b43" office:value-type="string">
            <text:p>0.00028</text:p>
          </table:table-cell>
          <table:table-cell table:style-name="odsStyleTableCell-936522cdc93f632cb22d3176e5fa9b43" office:value-type="string">
            <text:p>24,412.50000</text:p>
          </table:table-cell>
        </table:table-row>
        <table:table-row table:style-name="ro1">
          <table:table-cell table:style-name="odsStyleTableCell-640939bc6573fa8c4e63b9e024cf2a1d" office:value-type="string">
            <text:p/>
          </table:table-cell>
          <table:table-cell table:style-name="odsStyleTableCell-640939bc6573fa8c4e63b9e024cf2a1d" office:value-type="string">
            <text:p>DERECHO ESPECIAL DE GIRO</text:p>
          </table:table-cell>
          <table:table-cell table:style-name="odsStyleTableCell-640939bc6573fa8c4e63b9e024cf2a1d" office:value-type="string">
            <text:p>USD/D.E.G.</text:p>
          </table:table-cell>
          <table:table-cell table:style-name="odsStyleTableCell-936522cdc93f632cb22d3176e5fa9b43" office:value-type="string">
            <text:p/>
          </table:table-cell>
          <table:table-cell table:style-name="odsStyleTableCell-936522cdc93f632cb22d3176e5fa9b43" office:value-type="string">
            <text:p>1.33012</text:p>
          </table:table-cell>
        </table:table-row>
        <table:table-row table:style-name="ro1">
          <table:table-cell table:style-name="odsStyleTableCell-640939bc6573fa8c4e63b9e024cf2a1d" office:value-type="string">
            <text:p/>
          </table:table-cell>
          <table:table-cell table:style-name="odsStyleTableCell-640939bc6573fa8c4e63b9e024cf2a1d" office:value-type="string">
            <text:p>UNIDAD DE FOMENTO DE VIVIENDA</text:p>
          </table:table-cell>
          <table:table-cell table:style-name="odsStyleTableCell-640939bc6573fa8c4e63b9e024cf2a1d" office:value-type="string">
            <text:p>Bs/UFV</text:p>
          </table:table-cell>
          <table:table-cell table:style-name="odsStyleTableCell-936522cdc93f632cb22d3176e5fa9b43" office:value-type="string">
            <text:p/>
          </table:table-cell>
          <table:table-cell table:style-name="odsStyleTableCell-936522cdc93f632cb22d3176e5fa9b43" office:value-type="string">
            <text:p>2.4784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9b53f3c980ecb500b159c660a4b0b5a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39350b2756c05326c69cd7389df1eb45" office:value-type="string">
            <text:p> </text:p>
          </table:table-cell>
          <table:table-cell table:style-name="odsStyleTableCell-39350b2756c05326c69cd7389df1eb45" office:value-type="string">
            <text:p>UNIDAD MONETARIA</text:p>
          </table:table-cell>
          <table:table-cell table:style-name="odsStyleTableCell-39350b2756c05326c69cd7389df1eb45" office:value-type="string">
            <text:p>MONEDA</text:p>
          </table:table-cell>
          <table:table-cell table:style-name="odsStyleTableCell-39350b2756c05326c69cd7389df1eb45" office:value-type="string">
            <text:p>TIPO DE CAMBIO EN M.E.</text:p>
          </table:table-cell>
        </table:table-row>
        <table:table-row table:style-name="ro1">
          <table:table-cell table:style-name="odsStyleTableCell-640939bc6573fa8c4e63b9e024cf2a1d" office:value-type="string">
            <text:p>ORO</text:p>
          </table:table-cell>
          <table:table-cell table:style-name="odsStyleTableCell-640939bc6573fa8c4e63b9e024cf2a1d" office:value-type="string">
            <text:p>ONZA TROY ORO</text:p>
          </table:table-cell>
          <table:table-cell table:style-name="odsStyleTableCell-640939bc6573fa8c4e63b9e024cf2a1d" office:value-type="string">
            <text:p>USD./O.T.F.</text:p>
          </table:table-cell>
          <table:table-cell table:style-name="odsStyleTableCell-936522cdc93f632cb22d3176e5fa9b43" office:value-type="string">
            <text:p>2,032.70000</text:p>
          </table:table-cell>
        </table:table-row>
        <table:table-row table:style-name="ro1">
          <table:table-cell table:style-name="odsStyleTableCell-640939bc6573fa8c4e63b9e024cf2a1d" office:value-type="string">
            <text:p>PLATA</text:p>
          </table:table-cell>
          <table:table-cell table:style-name="odsStyleTableCell-640939bc6573fa8c4e63b9e024cf2a1d" office:value-type="string">
            <text:p>ONZA TROY PLATA</text:p>
          </table:table-cell>
          <table:table-cell table:style-name="odsStyleTableCell-640939bc6573fa8c4e63b9e024cf2a1d" office:value-type="string">
            <text:p>USD./O.T.F.</text:p>
          </table:table-cell>
          <table:table-cell table:style-name="odsStyleTableCell-936522cdc93f632cb22d3176e5fa9b43" office:value-type="string">
            <text:p>23.09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9b53f3c980ecb500b159c660a4b0b5a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39350b2756c05326c69cd7389df1eb45" office:value-type="string">
            <text:p> </text:p>
          </table:table-cell>
          <table:table-cell table:style-name="odsStyleTableCell-39350b2756c05326c69cd7389df1eb45" office:value-type="string">
            <text:p>1 MES</text:p>
          </table:table-cell>
          <table:table-cell table:style-name="odsStyleTableCell-39350b2756c05326c69cd7389df1eb45" office:value-type="string">
            <text:p>3 MESES</text:p>
          </table:table-cell>
          <table:table-cell table:style-name="odsStyleTableCell-39350b2756c05326c69cd7389df1eb45" office:value-type="string">
            <text:p>6 MESES</text:p>
          </table:table-cell>
        </table:table-row>
        <table:table-row table:style-name="ro1">
          <table:table-cell table:style-name="odsStyleTableCell-4aeda3504768249b4a12e54017a5abde" office:value-type="string">
            <text:p>TASA LIBOR(USD)</text:p>
          </table:table-cell>
          <table:table-cell table:style-name="odsStyleTableCell-936522cdc93f632cb22d3176e5fa9b43" office:value-type="string">
            <text:p>5.44</text:p>
          </table:table-cell>
          <table:table-cell table:style-name="odsStyleTableCell-936522cdc93f632cb22d3176e5fa9b43" office:value-type="string">
            <text:p>5.57</text:p>
          </table:table-cell>
          <table:table-cell table:style-name="odsStyleTableCell-936522cdc93f632cb22d3176e5fa9b43" office:value-type="string">
            <text:p>5.5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40939bc6573fa8c4e63b9e024cf2a1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50</meta:creation-date>
    <meta:generator>ods générator</meta:generator>
    <dc:date>2024-10-15T21:15:50</dc:date>
    <meta:editing-duration>PT1S</meta:editing-duration>
    <meta:editing-cycles>1</meta:editing-cycles>
    <meta:document-statistic meta:table-count="1" meta:cell-count="4" meta:object-count="0"/>
  </office:meta>
</office:document-meta>
</file>